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45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ang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3.664cm" svg:y="9.024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0.244cm" svg:y1="8.561cm" svg:x2="7.897cm" svg:y2="9.47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 text:c="4"/></text:span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5.956cm" svg:y1="12.618cm" svg:x2="5.959cm" svg:y2="10.537cm">
          <text:p/>
        </draw:line>
        <draw:custom-shape draw:style-name="gr6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12.16cm" svg:y1="6.539cm" svg:x2="13.17cm" svg:y2="5.614cm">
          <text:p/>
        </draw:line>
        <draw:custom-shape draw:style-name="gr9" draw:text-style-name="P4" draw:layer="layout" svg:width="6.577cm" svg:height="0.905cm" svg:x="2.948cm" svg:y="15.605cm">
          <text:p text:style-name="P3"><text:span text:style-name="T3">diff reports, revision-stmt</text:span></text:p>
          <draw:enhanced-geometry svg:viewBox="0 0 21600 21600" draw:type="mso-spt202" draw:enhanced-path="M 0 0 L 21600 0 21600 21600 0 21600 0 0 Z N"/>
        </draw:custom-shape>
        <draw:line draw:style-name="gr10" draw:text-style-name="P7" draw:layer="layout" svg:x1="16.377cm" svg:y1="8.548cm" svg:x2="7.897cm" svg:y2="9.85cm">
          <text:p/>
        </draw:line>
        <draw:line draw:style-name="gr11" draw:text-style-name="P5" draw:layer="layout" svg:x1="14.61cm" svg:y1="10.935cm" svg:x2="13.635cm" svg:y2="11.763cm">
          <text:p/>
        </draw:line>
        <draw:line draw:style-name="gr12" draw:text-style-name="P5" draw:layer="layout" svg:x1="13.767cm" svg:y1="7.713cm" svg:x2="16.483cm" svg:y2="7.728cm">
          <text:p/>
        </draw:line>
        <draw:custom-shape draw:style-name="gr13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5" draw:text-style-name="P5" draw:layer="layout" svg:x1="14.416cm" svg:y1="12.741cm" svg:x2="13.579cm" svg:y2="12.478cm">
          <text:p/>
        </draw:line>
        <draw:line draw:style-name="gr15" draw:text-style-name="P5" draw:layer="layout" svg:x1="20.032cm" svg:y1="14.718cm" svg:x2="20.023cm" svg:y2="13.835cm">
          <text:p/>
        </draw:line>
        <draw:line draw:style-name="gr11" draw:text-style-name="P5" draw:layer="layout" svg:x1="18.321cm" svg:y1="8.539cm" svg:x2="18.319cm" svg:y2="10.286cm">
          <text:p/>
        </draw:line>
        <draw:custom-shape draw:style-name="gr16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.102cm" svg:height="0.755cm" svg:x="14.051cm" svg:y="6.755cm">
          <draw:text-box>
            <text:p text:style-name="P1"><text:span text:style-name="T6">Network</text:span></text:p>
          </draw:text-box>
        </draw:frame>
        <draw:line draw:style-name="gr15" draw:text-style-name="P5" draw:layer="layout" svg:x1="11.846cm" svg:y1="14.749cm" svg:x2="11.839cm" svg:y2="13.077cm">
          <text:p/>
        </draw:line>
        <draw:custom-shape draw:style-name="gr18" draw:text-style-name="P4" draw:layer="layout" svg:width="4.445cm" svg:height="1.905cm" svg:x="3.81cm" svg:y="12.7cm">
          <text:p text:style-name="P3"><text:span text:style-name="T1"><text:s text:c="3"/></text:span><text:span text:style-name="T2">yangdiff</text:span></text:p>
          <text:p text:style-name="P3"><text:span text:style-name="T1">Model Compare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536cm" svg:height="1.753cm" svg:x="10.034cm" svg:y="11.341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5" draw:text-style-name="P5" draw:layer="layout" svg:x1="5.156cm" svg:y1="15.55cm" svg:x2="5.165cm" svg:y2="14.596cm">
          <text:p/>
        </draw:line>
        <draw:line draw:style-name="gr5" draw:text-style-name="P5" draw:layer="layout" svg:x1="9.878cm" svg:y1="11.261cm" svg:x2="7.978cm" svg:y2="10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9-11T10:53:03</dc:date>
    <meta:print-date>2000-12-09T21:37:10</meta:print-date>
    <meta:editing-cycles>616</meta:editing-cycles>
    <meta:editing-duration>PT930H11M17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